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eldola de Sola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5, 1892</text:p>
      <text:p text:style-name="P5">Month<text:tab/><text:tab/><text:tab/><text:tab/><text:tab/><text:tab/>March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Montreal</text:p>
      <text:p text:style-name="P5">State<text:tab/><text:tab/><text:tab/><text:tab/><text:tab/><text:tab/>Quebec</text:p>
      <text:p text:style-name="P5">Country<text:tab/><text:tab/><text:tab/><text:tab/><text:tab/>Canad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138 Durocher Street/</text:p>
      <text:p text:style-name="P3">Montreal, March 25th, 1892./</text:p>
      <text:p text:style-name="P2">Dear Dr. Morais/</text:p>
      <text:p text:style-name="P2"><text:tab/>Pray accept the assurance/ of my heartfelt sympathy in your/ sorrow at the death of your dear/ grandchild. <text:s/>A devoted lover of/ children myself, I feel deeply for/ those who suffer the pang which/ their loss occasions./</text:p>
      <text:p text:style-name="P2"><text:tab/>I have not the honor of knowing/ your daughter and son-in-law, but/ would ask you to convey to them/ my sincere condolence, and my fervent/ wish that our Heavenly Father may/ vouchsafe to them many bright years/--years unclouded by sorrow and trouble./</text:p>
      <text:p text:style-name="P2"><text:tab/>My wife unites with me in this/ expression of heartfelt sympathy./</text:p>
      <text:p text:style-name="P2"><text:tab/>With kind regards and best/ wishes, I remain/ Very truly yours/ Meldola de Sola/</text:p>
      <text:p text:style-name="P2">Rev. Dr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3:29:23.91</meta:creation-date>
    <dc:date>2011-12-01T13:33:28.98</dc:date>
    <dc:creator>Penn Libraries</dc:creator>
    <meta:editing-duration>PT00H04M0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83" meta:character-count="1967"/>
  </office:meta>
</office:document-meta>
</file>